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'Segoe UI Symbol'" style:font-family-asian="'Segoe UI Symbol'" style:font-family-complex="'Segoe UI Symbol'" fo:background-color="transparent" fo:color="#ff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fo:color="#c0504d"/>
    </style:style>
    <style:style style:name="T14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 fo:font-style="italic"/>
    </style:style>
    <style:style style:name="T29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30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 fo:font-style="italic"/>
    </style:style>
    <style:style style:name="T31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32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33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34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35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36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37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38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 fo:font-style="italic"/>
    </style:style>
    <style:style style:name="T39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40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41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42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43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44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45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 fo:font-style="italic"/>
    </style:style>
    <style:style style:name="T46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47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48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49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50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51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52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 fo:font-style="italic"/>
    </style:style>
    <style:style style:name="T53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54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 fo:font-style="italic"/>
    </style:style>
    <style:style style:name="T55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56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 fo:font-style="italic"/>
    </style:style>
    <style:style style:name="T57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58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59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60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 fo:font-style="italic"/>
    </style:style>
    <style:style style:name="T61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62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 fo:font-style="italic"/>
    </style:style>
    <style:style style:name="T63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64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 fo:font-style="italic"/>
    </style:style>
    <style:style style:name="T65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66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67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68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 fo:font-style="italic"/>
    </style:style>
    <style:style style:name="T69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bsolutely! Let's walk through the full flow and configuration of centralized logging with ELK Stack for 2 Spring Boot microservices using separate logback-spring.xml files.</text:span></text:p>
      <text:p text:style-name="P1"><text:span text:style-name="T2"/></text:p>
      <text:p text:style-name="P1"><text:span text:style-name="T3">✅</text:span><text:span text:style-name="T4"><text:s/>GOAL</text:span></text:p>
      <text:p text:style-name="P1"><text:span text:style-name="T4">Set up 2 microservices with:</text:span><text:span text:style-name="T5"/></text:p>
      <text:p text:style-name="P1"><text:span text:style-name="T6">Centralized logging to Logstash</text:span><text:span text:style-name="T7"/></text:p>
      <text:p text:style-name="P1"><text:span text:style-name="T8">Tag logs with the microservice name</text:span><text:span text:style-name="T9"/></text:p>
      <text:p text:style-name="P1"><text:span text:style-name="T10">View logs in Kibana</text:span><text:span text:style-name="T11"/></text:p>
      <text:p text:style-name="P1"><text:span text:style-name="T12">Each service runs on a different port</text:span></text:p>
      <text:p text:style-name="P1"><text:span text:style-name="T13"/></text:p>
      <text:p text:style-name="P1"><text:span text:style-name="T14">📦</text:span><text:span text:style-name="T15"><text:s/>Structure Overview</text:span></text:p>
      <text:p text:style-name="P1"><text:span text:style-name="T15">bash</text:span></text:p>
      <text:p text:style-name="P1"><text:span text:style-name="T15">Copy</text:span></text:p>
      <text:p text:style-name="P1"><text:span text:style-name="T15">Edit</text:span></text:p>
      <text:p text:style-name="P1"><text:span text:style-name="T15">/project-root</text:span></text:p>
      <text:p text:style-name="P1"><text:span text:style-name="T15"><text:s text:c="2"/>/elk</text:span></text:p>
      <text:p text:style-name="P1"><text:span text:style-name="T15"><text:s text:c="4"/></text:span><text:span text:style-name="T16">├──</text:span><text:span text:style-name="T17"><text:s/>docker-compose.yml</text:span></text:p>
      <text:p text:style-name="P1"><text:span text:style-name="T17"><text:s text:c="4"/></text:span><text:span text:style-name="T18">└──</text:span><text:span text:style-name="T19"><text:s/>logstash.conf</text:span></text:p>
      <text:p text:style-name="P1"><text:span text:style-name="T19"><text:s text:c="2"/>/service-1</text:span></text:p>
      <text:p text:style-name="P1"><text:span text:style-name="T19"><text:s text:c="4"/></text:span><text:span text:style-name="T20">├──</text:span><text:span text:style-name="T21"><text:s/>src/main/resources/logback-spring.xml</text:span></text:p>
      <text:p text:style-name="P1"><text:span text:style-name="T21"><text:s text:c="4"/></text:span><text:span text:style-name="T22">└──</text:span><text:span text:style-name="T23"><text:s/>application.yml</text:span></text:p>
      <text:p text:style-name="P1"><text:span text:style-name="T23"><text:s text:c="2"/>/service-2</text:span></text:p>
      <text:p text:style-name="P1"><text:span text:style-name="T23"><text:s text:c="4"/></text:span><text:span text:style-name="T24">├──</text:span><text:span text:style-name="T25"><text:s/>src/main/resources/logback-spring.xml</text:span></text:p>
      <text:p text:style-name="P1"><text:span text:style-name="T25"><text:s text:c="4"/></text:span><text:span text:style-name="T26">└──</text:span><text:span text:style-name="T27"><text:s/>application.yml</text:span></text:p>
      <text:p text:style-name="P1"><text:span text:style-name="T27"/></text:p>
      <text:p text:style-name="P1"><text:span text:style-name="T27"/></text:p>
      <text:p text:style-name="P1"><text:span text:style-name="T28">🛠</text:span><text:span text:style-name="T29"><text:s/>STEP 1: Setup ELK Stack</text:span></text:p>
      <text:p text:style-name="P1"><text:span text:style-name="T30">🔸</text:span><text:span text:style-name="T31"><text:s/>elk/docker-compose.yml</text:span></text:p>
      <text:p text:style-name="P1"><text:span text:style-name="T31">version: '3.7'</text:span></text:p>
      <text:p text:style-name="P1"><text:span text:style-name="T31">services:</text:span></text:p>
      <text:p text:style-name="P1"><text:span text:style-name="T31"><text:s text:c="2"/>elasticsearch:</text:span></text:p>
      <text:p text:style-name="P1"><text:span text:style-name="T31"><text:s text:c="4"/>image: docker.elastic.co/elasticsearch/elasticsearch:7.17.0</text:span></text:p>
      <text:p text:style-name="P1"><text:span text:style-name="T31"><text:s text:c="4"/>environment:</text:span></text:p>
      <text:p text:style-name="P1"><text:span text:style-name="T31"><text:s text:c="6"/>- discovery.type=single-node</text:span></text:p>
      <text:p text:style-name="P1"><text:span text:style-name="T31"><text:s text:c="6"/>- ES_JAVA_OPTS=-Xms512m -Xmx512m</text:span></text:p>
      <text:p text:style-name="P1"><text:span text:style-name="T31"><text:s text:c="4"/>ports:</text:span></text:p>
      <text:p text:style-name="P1"><text:span text:style-name="T31"><text:s text:c="6"/>- "9200:9200"</text:span></text:p>
      <text:p text:style-name="P1"><text:span text:style-name="T31"><text:s text:c="4"/>networks:</text:span></text:p>
      <text:p text:style-name="P1"><text:span text:style-name="T31"><text:s text:c="6"/>- elk</text:span></text:p>
      <text:p text:style-name="P1"><text:span text:style-name="T32"/></text:p>
      <text:p text:style-name="P1"><text:span text:style-name="T33"><text:s text:c="2"/>logstash:</text:span></text:p>
      <text:p text:style-name="P1"><text:span text:style-name="T33"><text:s text:c="4"/>image: docker.elastic.co/logstash/logstash:7.17.0</text:span></text:p>
      <text:p text:style-name="P1"><text:span text:style-name="T33"><text:s text:c="4"/>volumes:</text:span></text:p>
      <text:p text:style-name="P1"><text:span text:style-name="T33"><text:s text:c="6"/>- ./logstash.conf:/usr/share/logstash/pipeline/logstash.conf</text:span></text:p>
      <text:p text:style-name="P1"><text:span text:style-name="T33"><text:s text:c="4"/>ports:</text:span></text:p>
      <text:p text:style-name="P1"><text:span text:style-name="T33"><text:s text:c="6"/>- "5000:5000"</text:span></text:p>
      <text:p text:style-name="P1"><text:span text:style-name="T33"><text:s text:c="4"/>networks:</text:span></text:p>
      <text:p text:style-name="P1"><text:span text:style-name="T33"><text:s text:c="6"/>- elk</text:span></text:p>
      <text:p text:style-name="P1"><text:span text:style-name="T33"><text:s text:c="4"/>depends_on:</text:span></text:p>
      <text:p text:style-name="P1"><text:span text:style-name="T33"><text:s text:c="6"/>- elasticsearch</text:span></text:p>
      <text:p text:style-name="P1"><text:span text:style-name="T34"/></text:p>
      <text:p text:style-name="P1"><text:span text:style-name="T35"><text:s text:c="2"/>kibana:</text:span></text:p>
      <text:p text:style-name="P1"><text:span text:style-name="T35"><text:s text:c="4"/>image: docker.elastic.co/kibana/kibana:7.17.0</text:span></text:p>
      <text:p text:style-name="P1"><text:span text:style-name="T35"><text:s text:c="4"/>ports:</text:span></text:p>
      <text:p text:style-name="P1"><text:span text:style-name="T35"><text:s text:c="6"/>- "5601:5601"</text:span></text:p>
      <text:p text:style-name="P1"><text:span text:style-name="T35"><text:s text:c="4"/>networks:</text:span></text:p>
      <text:p text:style-name="P1"><text:span text:style-name="T35"><text:s text:c="6"/>- elk</text:span></text:p>
      <text:p text:style-name="P1"><text:span text:style-name="T35"><text:s text:c="4"/>environment:</text:span></text:p>
      <text:p text:style-name="P1"><text:span text:style-name="T35"><text:s text:c="6"/>- ELASTICSEARCH_HOSTS=http://elasticsearch:9200</text:span></text:p>
      <text:p text:style-name="P1"><text:span text:style-name="T36"/></text:p>
      <text:p text:style-name="P1"><text:span text:style-name="T37">networks:</text:span></text:p>
      <text:p text:style-name="P1"><text:span text:style-name="T37"><text:s text:c="2"/>elk:</text:span></text:p>
      <text:p text:style-name="P1"><text:span text:style-name="T37"/></text:p>
      <text:p text:style-name="P1"><text:span text:style-name="T37"/></text:p>
      <text:p text:style-name="P1"><text:span text:style-name="T38">🔸</text:span><text:span text:style-name="T39"><text:s/>elk/logstash.conf</text:span></text:p>
      <text:p text:style-name="P1"><text:span text:style-name="T39">input {</text:span></text:p>
      <text:p text:style-name="P1"><text:span text:style-name="T39"><text:s text:c="2"/>tcp {</text:span></text:p>
      <text:p text:style-name="P1"><text:span text:style-name="T39"><text:s text:c="4"/>port =&gt; 5000</text:span></text:p>
      <text:p text:style-name="P1"><text:span text:style-name="T39"><text:s text:c="4"/>codec =&gt; json</text:span></text:p>
      <text:p text:style-name="P1"><text:span text:style-name="T39"><text:s text:c="2"/>}</text:span></text:p>
      <text:p text:style-name="P1"><text:span text:style-name="T39">}</text:span></text:p>
      <text:p text:style-name="P1"><text:span text:style-name="T40"/></text:p>
      <text:p text:style-name="P1"><text:span text:style-name="T41">output {</text:span></text:p>
      <text:p text:style-name="P1"><text:span text:style-name="T41"><text:s text:c="2"/>elasticsearch {</text:span></text:p>
      <text:p text:style-name="P1"><text:span text:style-name="T41"><text:s text:c="4"/>hosts =&gt; ["</text:span><text:a xlink:href="http://elasticsearch:9200/"><text:span text:style-name="T43">http://elasticsearch:9200</text:span></text:a><text:span text:style-name="T44">"]</text:span></text:p>
      <text:p text:style-name="P1"><text:span text:style-name="T44"><text:s text:c="4"/>index =&gt; "microservice-logs-%{+YYYY.MM.dd}"</text:span></text:p>
      <text:p text:style-name="P1"><text:span text:style-name="T44"><text:s text:c="2"/>}</text:span></text:p>
      <text:p text:style-name="P1"><text:span text:style-name="T44">}</text:span></text:p>
      <text:p text:style-name="P1"><text:span text:style-name="T44"/></text:p>
      <text:p text:style-name="P1"><text:span text:style-name="T45">📦</text:span><text:span text:style-name="T46"><text:s/>STEP 2: Microservice Setup</text:span></text:p>
      <text:p text:style-name="P1"><text:span text:style-name="T46">Each microservice has:</text:span><text:span text:style-name="T47"/></text:p>
      <text:p text:style-name="P1"><text:span text:style-name="T48">A unique port</text:span><text:span text:style-name="T49"/></text:p>
      <text:p text:style-name="P1"><text:span text:style-name="T50">A unique app-name in its logback-spring.xml</text:span></text:p>
      <text:p text:style-name="P1"><text:span text:style-name="T51"/></text:p>
      <text:p text:style-name="P1"><text:span text:style-name="T52">🔹</text:span><text:span text:style-name="T53"><text:s/>Microservice 1</text:span></text:p>
      <text:p text:style-name="P1"><text:span text:style-name="T54">📁</text:span><text:span text:style-name="T55"><text:s/>service-1/src/main/resources/application.yml</text:span></text:p>
      <text:p text:style-name="P1"><text:span text:style-name="T55">server:</text:span></text:p>
      <text:p text:style-name="P1"><text:span text:style-name="T55"><text:s text:c="2"/>port: 8081</text:span></text:p>
      <text:p text:style-name="P1"><text:span text:style-name="T55"/></text:p>
      <text:p text:style-name="P1"><text:span text:style-name="T56">📁</text:span><text:span text:style-name="T57"><text:s/>service-1/src/main/resources/logback-spring.xml</text:span></text:p>
      <text:p text:style-name="P1"><text:span text:style-name="T57">&lt;configuration&gt;</text:span></text:p>
      <text:p text:style-name="P1"><text:span text:style-name="T57"><text:s text:c="2"/>&lt;appender name="LOGSTASH" class="net.logstash.logback.appender.LogstashTcpSocketAppender"&gt;</text:span></text:p>
      <text:p text:style-name="P1"><text:span text:style-name="T57"><text:s text:c="4"/>&lt;destination&gt;localhost:5000&lt;/destination&gt;</text:span></text:p>
      <text:p text:style-name="P1"><text:span text:style-name="T57"><text:s text:c="4"/>&lt;encoder class="net.logstash.logback.encoder.LogstashEncoder"&gt;</text:span></text:p>
      <text:p text:style-name="P1"><text:span text:style-name="T57"><text:s text:c="6"/>&lt;customFields&gt;{"app-name":"service-1"}&lt;/customFields&gt;</text:span></text:p>
      <text:p text:style-name="P1"><text:span text:style-name="T57"><text:s text:c="4"/>&lt;/encoder&gt;</text:span></text:p>
      <text:p text:style-name="P1"><text:span text:style-name="T57"><text:s text:c="2"/>&lt;/appender&gt;</text:span></text:p>
      <text:p text:style-name="P1"><text:span text:style-name="T58"/></text:p>
      <text:p text:style-name="P1"><text:span text:style-name="T59"><text:s text:c="2"/>&lt;root level="INFO"&gt;</text:span></text:p>
      <text:p text:style-name="P1"><text:span text:style-name="T59"><text:s text:c="4"/>&lt;appender-ref ref="LOGSTASH" /&gt;</text:span></text:p>
      <text:p text:style-name="P1"><text:span text:style-name="T59"><text:s text:c="2"/>&lt;/root&gt;</text:span></text:p>
      <text:p text:style-name="P1"><text:span text:style-name="T59">&lt;/configuration&gt;</text:span></text:p>
      <text:p text:style-name="P1"><text:span text:style-name="T59"/></text:p>
      <text:p text:style-name="P1"><text:span text:style-name="T60">🔹</text:span><text:span text:style-name="T61"><text:s/>Microservice 2</text:span></text:p>
      <text:p text:style-name="P1"><text:span text:style-name="T62">📁</text:span><text:span text:style-name="T63"><text:s/>service-2/src/main/resources/application.yml</text:span></text:p>
      <text:p text:style-name="P1"><text:span text:style-name="T63">server:</text:span></text:p>
      <text:p text:style-name="P1"><text:span text:style-name="T63"><text:s text:c="2"/>port: 8082</text:span></text:p>
      <text:p text:style-name="P1"><text:span text:style-name="T63"/></text:p>
      <text:p text:style-name="P1"><text:span text:style-name="T64">📁</text:span><text:span text:style-name="T65"><text:s/>service-2/src/main/resources/logback-spring.xml</text:span></text:p>
      <text:p text:style-name="P1"><text:span text:style-name="T65">&lt;configuration&gt;</text:span></text:p>
      <text:p text:style-name="P1"><text:span text:style-name="T65"><text:s text:c="2"/>&lt;appender name="LOGSTASH" class="net.logstash.logback.appender.LogstashTcpSocketAppender"&gt;</text:span></text:p>
      <text:p text:style-name="P1"><text:span text:style-name="T65"><text:s text:c="4"/>&lt;destination&gt;localhost:5000&lt;/destination&gt;</text:span></text:p>
      <text:p text:style-name="P1"><text:span text:style-name="T65"><text:s text:c="4"/>&lt;encoder class="net.logstash.logback.encoder.LogstashEncoder"&gt;</text:span></text:p>
      <text:p text:style-name="P1"><text:span text:style-name="T65"><text:s text:c="6"/>&lt;customFields&gt;{"app-name":"service-2"}&lt;/customFields&gt;</text:span></text:p>
      <text:p text:style-name="P1"><text:span text:style-name="T65"><text:s text:c="4"/>&lt;/encoder&gt;</text:span></text:p>
      <text:p text:style-name="P1"><text:span text:style-name="T65"><text:s text:c="2"/>&lt;/appender&gt;</text:span></text:p>
      <text:p text:style-name="P1"><text:span text:style-name="T66"/></text:p>
      <text:p text:style-name="P1"><text:span text:style-name="T67"><text:s text:c="2"/>&lt;root level="INFO"&gt;</text:span></text:p>
      <text:p text:style-name="P1"><text:span text:style-name="T67"><text:s text:c="4"/>&lt;appender-ref ref="LOGSTASH" /&gt;</text:span></text:p>
      <text:p text:style-name="P1"><text:span text:style-name="T67"><text:s text:c="2"/>&lt;/root&gt;</text:span></text:p>
      <text:p text:style-name="P1"><text:span text:style-name="T67">&lt;/configuration&gt;</text:span></text:p>
      <text:p text:style-name="P1"><text:span text:style-name="T67"/></text:p>
      <text:p text:style-name="P1"><text:span text:style-name="T68">🧩</text:span><text:span text:style-name="T69"><text:s/>STEP 3: Add Logstash Encoder Dependency</text:span></text:p>
      <text:p text:style-name="P1"><text:span text:style-name="T69">In both pom.xml files:</text:span></text:p>
      <text:p text:style-name="P1"><text:span text:style-name="T69">&lt;dependency&gt;</text:span></text:p>
      <text:p text:style-name="P1"><text:span text:style-name="T69"><text:s text:c="2"/>&lt;groupId&gt;net.logstash.logback&lt;/groupId&gt;</text:span></text:p>
      <text:p text:style-name="P1"><text:span text:style-name="T69"><text:s text:c="2"/>&lt;artifactId&gt;logstash-logback-encoder&lt;/artifactId&gt;</text:span></text:p>
      <text:p text:style-name="P1"><text:span text:style-name="T69"><text:s text:c="2"/>&lt;version&gt;7.4&lt;/version&gt;</text:span></text:p>
      <text:p text:style-name="P1"><text:span text:style-name="T69">&lt;/dependency&gt;</text:span></text:p>
      <text:p text:style-name="P1"><text:span text:style-name="T70"/></text:p>
      <text:p text:style-name="P1"><text:span text:style-name="T71">🚀</text:span><text:span text:style-name="T72"><text:s/>STEP 4: Run Everything</text:span></text:p>
      <text:p text:style-name="P1"><text:span text:style-name="T72">Start ELK Stack:</text:span></text:p>
      <text:p text:style-name="P1"><text:span text:style-name="T72">cd elk</text:span></text:p>
      <text:p text:style-name="P1"><text:span text:style-name="T72">docker-compose up -d</text:span></text:p>
      <text:p text:style-name="P1"><text:span text:style-name="T72">Run Microservices:</text:span></text:p>
      <text:p text:style-name="P1"><text:span text:style-name="T72">cd service-1 &amp;&amp; mvn spring-boot:run</text:span></text:p>
      <text:p text:style-name="P1"><text:span text:style-name="T72">cd service-2 &amp;&amp; mvn spring-boot:run</text:span></text:p>
      <text:p text:style-name="P1"><text:span text:style-name="T72"/></text:p>
      <text:p text:style-name="P1"><text:span text:style-name="T72"/></text:p>
      <text:p text:style-name="P1"><text:span text:style-name="T73">🔍</text:span><text:span text:style-name="T74"><text:s/>STEP 5: View Logs in Kibana</text:span></text:p>
      <text:p text:style-name="P1"><text:span text:style-name="T74">Go to:<text:s/></text:span><text:a xlink:href="http://localhost:5601/"><text:span text:style-name="T76">http://localhost:5601</text:span></text:a><text:span text:style-name="T77"/></text:p>
      <text:p text:style-name="P1"><text:span text:style-name="T78">Open Discover</text:span><text:span text:style-name="T79"/></text:p>
      <text:p text:style-name="P1"><text:span text:style-name="T80">Create index pattern: microservice-logs-*</text:span><text:span text:style-name="T81"/></text:p>
      <text:p text:style-name="P1"><text:span text:style-name="T82">Filter by:</text:span><text:span text:style-name="T83"/></text:p>
      <text:p text:style-name="P1"><text:span text:style-name="T84">app-name: "service-1"</text:span><text:span text:style-name="T85"/></text:p>
      <text:p text:style-name="P1"><text:span text:style-name="T86">app-name: "service-2"</text:span></text:p>
      <text:p text:style-name="P1"><text:span text:style-name="T87"/></text:p>
      <text:p text:style-name="P1"><text:span text:style-name="T88">✅</text:span><text:span text:style-name="T89"><text:s/>Summary</text:span></text:p>
      <text:p text:style-name="P1"><text:span text:style-name="T89">Microservice<text:tab/>Port<text:tab/>logback-spring.xml Tag</text:span></text:p>
      <text:p text:style-name="P1"><text:span text:style-name="T89">service-1<text:tab/>8081<text:tab/>{"app-name":"service-1"}</text:span></text:p>
      <text:p text:style-name="P1"><text:span text:style-name="T89">service-2<text:tab/>8082<text:tab/>{"app-name":"service-2"}</text:span></text:p>
      <text:p text:style-name="P1"><text:span text:style-name="T9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